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4343367432477805350"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nastínění cílů (ty se probírají podrobně v kapitole o požadavcích) a využití plodů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zmínit RDF linkování (obecně vše, čemu bude potřeba v pozdějším textu alespoň zhruba rozumět – např. v kapitole o požadavcích se o linkování mluví)</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text:soft-page-break/>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4">přehled struktury práce (odkazy z diskuse o požadavcích na kapitoly, které příslušné požadavky řeší)</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text:soft-page-break/>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4">odlišit přístupnost dat: interní, pro akademické účely, veřejná (barevně?)</text:p>
                        </text:list-item>
                        <text:list-item>
                          <text:p text:style-name="P4">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4">v diagramu pak mohu zvýraznit, co použiju: ESSK (osekaný), shapefile</text:p>
                        </text:list-item>
                      </text:list>
                    </text:list-item>
                  </text:list>
                </text:list-item>
                <text:list-item>
                  <text:p text:style-name="P4">závěr: žádná srovnávací tabulka; ideálně zpracovat všechny; vybrán bude ale pouze ESSK (pracnost zpracovat ostatní data, ESSK sám o sobě je dost pracný)</text:p>
                </text:list-item>
                <text:list-item>
                  <text:p text:style-name="P4">popsat vztahy mezi vybranými zdroji dat: číselníky ESSK jsou využívány v MDB, kódy útvarů v MDB se dají namapovat na záznamy o těchto útvarech v shapefile</text:p>
                </text:list-item>
              </text:list>
            </text:list-item>
            <text:list-item>
              <text:p text:style-name="P4">Popis vybraných zdrojů: popsat, jak se vybrané zdroje propojí a použijí jako celek</text:p>
              <text:list>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text:span><text:soft-page-break/><text:span text:style-name="T1">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4">provázání verzí: nestačí pouze jednosměrné linky, tedy linky na následující verzi? asi jo!!! zpětný link by mohl být pro uživatele, který data prochází a chce se navigovat verzemi jedné entity</text:p>
            </text:list-item>
            <text:list-item>
              <text:p text:style-name="P4">návrh obecného verzovacího schematu:</text:p>
              <text:list>
                <text:list-item>
                  <text:p text:style-name="P4">schéma:</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item>
                      <text:p text:style-name="P4">oddělování logických datasetů, obsahujících data dané verze, do samostatných celků? (konkrétně např. samostatné RDF datasety)</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text:soft-page-break/>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4">popis navrženého modelu:</text:p>
              <text:list>
                <text:list-item>
                  <text:p text:style-name="P4">diagramy: uvést konvenci – skalární atributy uvedeny na třídě; atributy, které odkazují jiné třídy modelu, pomocí asociace (to je stále UML a pro popis RDF modelu se to hodí, protože to umožňuje přesněji popsat vazby mezi třídami nebo objekty (např. kardinalitu))</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text:soft-page-break/>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RÚIAN obcí a RDF linků (kromě právní kvalifikace?)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4">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item>
              <text:p text:style-name="P4">Implementace modelu:</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text:soft-page-break/>manuálně)</text:p>
                    </text:list-item>
                  </text:list>
                </text:list-item>
              </text:list>
            </text:list-item>
          </text:list>
        </text:list-item>
        <text:list-item>
          <text:p text:style-name="P4">Extrakce a aktualizace dat:</text:p>
          <text:list>
            <text:list-item>
              <text:p text:style-name="P4">rekapitulace datového modelu:</text:p>
              <text:list>
                <text:list-item>
                  <text:p text:style-name="P4">validace datového modelu, konkrétně toho, že (správně) pokrývá informace obsažené ve zdrojových datech ("nic (z toho, co se mělo zachovat – co se vypustilo?) se neztratilo v překladu")</text:p>
                  <text:list>
                    <text:list-item>
                      <text:p text:style-name="P4">co ze zdrojových dat datový model nepokrývá? např. údaje z číselníků (útvary – dokument číselníku vůbec nezpracován, místo toho použit shapefile – odůvodnit!!!)</text:p>
                    </text:list-item>
                  </text:list>
                </text:list-item>
                <text:list-item>
                  <text:p text:style-name="P4">nastínit (vizuálně) zamýšlené mapování zdrojových dat na datový model</text:p>
                  <text:list>
                    <text:list-item>
                      <text:p text:style-name="P4">(např. ks_zapistc na crime:TrestnyCin, shapefile na útvary, dokumenty číselníků na SKOS schemata): od této vizualizace se odvíjí popis, co se bude na co extrahovat;</text:p>
                    </text:list-item>
                    <text:list-item>
                      <text:p text:style-name="P4">popsat zachování vztahů existujících mezi zdrojovými daty na vztahy v datovém modelu: MDB s číselníky jako dokumentací na RDF trestných činů odkazující na SKOS číselníky; MDB záznamy obsahující kód útvary na záznamy těchto útvarů v shapefile a reprezentace této vazby v RDF (crime:TrestnyCin a crime:Utvar)</text:p>
                    </text:list-item>
                  </text:list>
                </text:list-item>
                <text:list-item>
                  <text:p text:style-name="P4">cíl: určit co, odkud a na co extrahovat =&gt; obecný proces extrakce a konkrétní implementace</text:p>
                </text:list-item>
              </text:list>
            </text:list-item>
            <text:list-item>
              <text:p text:style-name="P4">proces extrakce (aneb jak provést naznačené mapování ze zdrojových dat do datového modelu)</text:p>
              <text:list>
                <text:list-item>
                  <text:p text:style-name="P4">obecně:</text:p>
                  <text:list>
                    <text:list-item>
                      <text:p text:style-name="P4">požadavky:</text:p>
                      <text:list>
                        <text:list-item>
                          <text:p text:style-name="P4">přenesena musí být všechna požadovaná data (=&gt; testy?; co nebude přeneseno? <text:span text:style-name="T4">- </text:span>např. atributy s nevalidními hodnotami)</text:p>
                        </text:list-item>
                        <text:list-item>
                          <text:p text:style-name="P4">přenést verzovací informace nutné k udržení verzovacího schematu</text:p>
                        </text:list-item>
                        <text:list-item>
                          <text:p text:style-name="P4">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4">cílový formát je RDF: jaké existují nástroje pro převod z MDB, shapefile a HTML nebo CSV?</text:p>
                        </text:list-item>
                      </text:list>
                    </text:list-item>
                    <text:list-item>
                      <text:p text:style-name="P4">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upraví intervaly pro předcházející, nově vloženou i navazující verzi, a upraví linky mezi verzemi, aby chronologicky navazovaly – ke snadnému výpočtu nových intervalů platnosti slouží právě provázání verzí)</text:p>
                    </text:list-item>
                    <text:list-item>
                      <text:p text:style-name="P4"><text:soft-page-break/>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4">popsat pomocí diagramů nebo pseudo<text:span text:style-name="T4">-</text:span>kódu s dodatečným komentářem</text:p>
                </text:list-item>
                <text:list-item>
                  <text:p text:style-name="P4">konkrétně:</text:p>
                  <text:list>
                    <text:list-item>
                      <text:p text:style-name="P4">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4">Dořešit: jak přidat verzovací atributy? Šlo by zase SPARQL skriptem nad raw daty. Jak se používá Java API? Jak provést update verzovacího schematu – provést pomocí JENA SPARQL update nad Virtuosím SPARQL endpointem?</text:p>
                        </text:list-item>
                        <text:list-item>
                          <text:p text:style-name="P4">Přípravná fáze nad raw daty (normalizace, předpočítání hodnot) lze udělat Dataliftem a SPARQL.</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item>
                      <text:p text:style-name="P4">dokumenty číselníků</text:p>
                    </text:list-item>
                  </text:list>
                </text:list-item>
              </text:list>
            </text:list-item>
            <text:list-item>
              <text:p text:style-name="P4">implementace extrakce RDF: možnost generování mapping file pro extrakci z DB pomocí tagged values na třídách a at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text:soft-page-break/>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text:soft-page-break/>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identifikovat možné vazby mezi datasetem a externími zdroji:</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jak popis vazeb a datasetů, tak i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4">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RÚIAN: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text:soft-page-break/>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text:soft-page-break/>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text:soft-page-break/>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text:soft-page-break/>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29222281"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29198347"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text:soft-page-break/>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29203495" text:continue-numbering="true" text:style-name="L1">
        <text:list-item>
          <text:p text:style-name="P4">hrubé vymezení cílů práce (vize)</text:p>
        </text:list-item>
      </text:list>
      <text:h text:style-name="P1" text:outline-level="2">Použité technologie</text:h>
      <text:list xml:id="list29224756" text:continue-numbering="true" text:style-name="L1">
        <text:list-item>
          <text:p text:style-name="P4">zkrátit</text:p>
        </text:list-item>
      </text:list>
      <text:h text:style-name="Heading_20_2" text:outline-level="2">Extrakce dat</text:h>
      <text:list xml:id="list29196640"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29211800"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text:soft-page-break/>na celkový popis kořenové package (raději podrobněji popsat sub-package)</text:p>
        </text:list-item>
      </text:list>
      <text:h text:style-name="P2" text:outline-level="1"><text:bookmark-start text:name="__RefHeading__772_1626784970"/>Poznámky<text:bookmark-end text:name="__RefHeading__772_1626784970"/></text:h>
      <text:list xml:id="list29211305"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item>
          <text:p text:style-name="P4">ESSK:</text:p>
          <text:list>
            <text:list-item>
              <text:p text:style-name="P4">kvalifikace trestných činů: kráděž kvalifikovaná jako souběh není (podle TSK, které odpovídá hlavní kvalifikaci) ve statistikách počítána jako krádež. To zkresluje statistiky.</text:p>
            </text:list-item>
            <text:list-item>
              <text:p text:style-name="P4">v prověřování: způsob ukončení <text:span text:style-name="T4">&lt;&gt; '4'</text:span></text:p>
            </text:list-item>
            <text:list-item>
              <text:p text:style-name="P4"><text:span text:style-name="T4">objasn</text:span>ěné tr. činy: t24a_zpu in ('1', '2', '7', '8', '9')</text:p>
            </text:list-item>
            <text:list-item>
              <text:p text:style-name="P4">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2DT21H14M51S</meta:editing-duration>
    <meta:editing-cycles>75</meta:editing-cycles>
    <meta:generator>OpenOffice/4.1.1$Win32 OpenOffice.org_project/411m6$Build-9775</meta:generator>
    <dc:date>2016-01-25T09:03:51.98</dc:date>
    <dc:creator>Tomáš Beňák</dc:creator>
    <meta:document-statistic meta:table-count="0" meta:image-count="0" meta:object-count="0" meta:page-count="16" meta:paragraph-count="286" meta:word-count="5944" meta:character-count="40433"/>
    <meta:user-defined meta:name="Info 1"/>
    <meta:user-defined meta:name="Info 2"/>
    <meta:user-defined meta:name="Info 3"/>
    <meta:user-defined meta:name="Info 4"/>
  </office:meta>
</office:document-meta>
</file>